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G187:Sheet1.VI1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7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0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7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3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87">
          <table:table-cell table:number-columns-repeated="930"/>
        </table:table-row>
        <table:table-row table:style-name="ro2"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20:02:26.1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7-09T21:28:12.153000000</dc:date>
    <meta:editing-duration>P13DT21H47S</meta:editing-duration>
    <meta:editing-cycles>522</meta:editing-cycles>
    <meta:generator>LibreOffice/7.5.4.2$Windows_X86_64 LibreOffice_project/36ccfdc35048b057fd9854c757a8b67ec53977b6</meta:generator>
    <meta:document-statistic meta:table-count="1" meta:cell-count="574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G187:Sheet1.VI187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G187:Sheet1.VI18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